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  <style:text-properties fo:color="#0000ff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5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4:02:04.1903507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1T17:05:10.893922094</dc:date>
    <dc:creator>Germán Ramírez</dc:creator>
    <meta:editing-duration>P1DT10H36M17S</meta:editing-duration>
    <meta:editing-cycles>30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55" meta:object-count="0"/>
  </office:meta>
</office:document-meta>
</file>